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4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5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88f6"/>
    </style:style>
    <style:style style:name="T6" style:family="text">
      <style:text-properties officeooo:rsid="00138462"/>
    </style:style>
    <style:style style:name="T7" style:family="text">
      <style:text-properties officeooo:rsid="00154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1"><text:span text:style-name="T6">Elimina</text:span>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1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2"><text:s/><text:span text:style-name="T4">a. Il direttore accede alla sezione relativa </text:span><text:span text:style-name="T6">alla cancellazione</text:span><text:span text:style-name="T4"> delle fasce di utenza orarie.</text:span></text:p>
            <text:p text:style-name="P13"/>
            <text:p text:style-name="P14"><text:s text:c="8"/>b. Il sistema <text:span text:style-name="T6">visualizza le fasce orarie esistenti con le loro impostazioni.</text:span></text:p>
            <text:p text:style-name="P9"/>
            <text:p text:style-name="P8"><text:span text:style-name="T4">c</text:span>. <text:span text:style-name="T4">Il direttore</text:span><text:span text:style-name="T5"> </text:span><text:span text:style-name="T6">seleziona una fascia oraria e ne conferma la cancellazione.</text:span></text:p>
            <text:p text:style-name="P10"/>
            <text:p text:style-name="P15"><text:span text:style-name="T4">d</text:span>. <text:span text:style-name="T4">Il sistema </text:span><text:span text:style-name="T6">cancella i dati e </text:span><text:span text:style-name="T4">conferma l'avvenut</text:span><text:span text:style-name="T6">a eliminazione</text:span><text:span text:style-name="T4">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4">i</text:span>l sistema mostra <text:span text:style-name="T6">le fasce orarie aggiornate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<text:span text:style-name="T4">2</text:span><text:span text:style-name="T7">6</text:span>: <text:span text:style-name="T7">il direttore cancella una fascia or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7</meta:editing-cycles>
    <meta:generator>LibreOffice/3.6$Windows_x86 LibreOffice_project/da8c1e6-fd468f4-454e206-f42a4a9-143cfd</meta:generator>
    <dc:date>2012-10-25T11:01:11.38</dc:date>
    <meta:document-statistic meta:table-count="1" meta:image-count="0" meta:object-count="0" meta:page-count="1" meta:paragraph-count="19" meta:word-count="117" meta:character-count="784" meta:non-whitespace-character-count="677"/>
    <meta:user-defined meta:name="Info 1"/>
    <meta:user-defined meta:name="Info 2"/>
    <meta:user-defined meta:name="Info 3"/>
    <meta:user-defined meta:name="Info 4"/>
  </office:meta>
</office:document-meta>
</file>